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B4226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5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19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31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0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7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1719c" svg:stroke-opacity="100%" draw:stroke-linejoin="miter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5b9bd5" draw:marker-end="a1336" svg:stroke-opacity="100%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5b9bd5" draw:marker-start="a1338" draw:marker-end="a1339" svg:stroke-opacity="100%" draw:stroke-linejoin="miter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5b9bd5" draw:marker-start="a1347" draw:marker-end="a1348" svg:stroke-opacity="100%" draw:stroke-linejoin="miter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35cm" svg:stroke-color="#41719c" svg:stroke-opacity="100%" draw:stroke-linejoin="miter" draw:fill="solid" draw:fill-color="#f4b18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18cm" svg:stroke-color="#5b9bd5" draw:marker-start="a1360" draw:marker-end="a1361" svg:stroke-opacity="100%" draw:stroke-linejoin="miter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5b9bd5" draw:marker-start="a1363" draw:marker-end="a1364" svg:stroke-opacity="100%" draw:stroke-linejoin="miter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5b9bd5" draw:marker-start="a1370" draw:marker-end="a1371" svg:stroke-opacity="100%" draw:stroke-linejoin="miter" draw:fill="none" fo:padding-top="0.134cm" fo:padding-bottom="0.134cm" fo:padding-left="0.259cm" fo:padding-right="0.259cm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ffffff" style:text-line-through-style="none" style:text-position="0% 100%" fo:font-family="Calibri" fo:font-size="1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0000" fo:font-size="45%"/>
      </text:list-level-style-bullet>
      <text:list-level-style-bullet text:level="2" text:bullet-char="●">
        <style:list-level-properties text:space-before="1.905cm"/>
        <style:text-properties fo:font-family="StarSymbol" fo:color="#800000" fo:font-size="45%"/>
      </text:list-level-style-bullet>
      <text:list-level-style-bullet text:level="3" text:bullet-char="●">
        <style:list-level-properties text:space-before="3.175cm"/>
        <style:text-properties fo:font-family="StarSymbol" fo:color="#800000" fo:font-size="45%"/>
      </text:list-level-style-bullet>
      <text:list-level-style-bullet text:level="4" text:bullet-char="●">
        <style:list-level-properties text:space-before="4.445cm"/>
        <style:text-properties fo:font-family="StarSymbol" fo:color="#800000" fo:font-size="45%"/>
      </text:list-level-style-bullet>
      <text:list-level-style-bullet text:level="5" text:bullet-char="●">
        <style:list-level-properties text:space-before="5.715cm"/>
        <style:text-properties fo:font-family="StarSymbol" fo:color="#800000" fo:font-size="45%"/>
      </text:list-level-style-bullet>
      <text:list-level-style-bullet text:level="6" text:bullet-char="●">
        <style:list-level-properties text:space-before="6.985cm"/>
        <style:text-properties fo:font-family="StarSymbol" fo:color="#800000" fo:font-size="45%"/>
      </text:list-level-style-bullet>
      <text:list-level-style-bullet text:level="7" text:bullet-char="●">
        <style:list-level-properties text:space-before="8.255cm"/>
        <style:text-properties fo:font-family="StarSymbol" fo:color="#800000" fo:font-size="45%"/>
      </text:list-level-style-bullet>
      <text:list-level-style-bullet text:level="8" text:bullet-char="●">
        <style:list-level-properties text:space-before="9.525cm"/>
        <style:text-properties fo:font-family="StarSymbol" fo:color="#800000" fo:font-size="45%"/>
      </text:list-level-style-bullet>
      <text:list-level-style-bullet text:level="9" text:bullet-char="●">
        <style:list-level-properties text:space-before="10.79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8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8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8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8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800000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800000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800000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800000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cm" svg:height="1.863cm" svg:x="1cm" svg:y="1.658cm" presentation:class="title">
          <draw:text-box>
            <text:p text:style-name="P1"><text:span text:style-name="T1">Advanced Internet Computing</text:span></text:p>
          </draw:text-box>
        </draw:frame>
        <draw:frame draw:name="Untertitel 2" presentation:style-name="pr2" draw:text-style-name="P2" draw:layer="layout" svg:width="22.6cm" svg:height="8.767cm" svg:x="1.4cm" svg:y="7.46cm" presentation:class="subtitle">
          <draw:text-box>
            <text:p text:style-name="P3"><text:span text:style-name="T2">Crowdsourcing</text:span></text:p>
            <text:p text:style-name="P3"><text:span text:style-name="T2"/></text:p>
            <text:p text:style-name="P3"><text:span text:style-name="T2">Simon Zünd</text:span></text:p>
            <text:p text:style-name="P3"><text:span text:style-name="T2">Klaus Nigsch</text:span></text:p>
            <text:p text:style-name="P3"><text:span text:style-name="T2">Martin Keiblinger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Outline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Project Goals</text:span></text:p>
              </text:list-item>
              <text:list-item>
                <text:p text:style-name="P5"><text:span text:style-name="T2">Live Demonstration</text:span></text:p>
              </text:list-item>
              <text:list-item>
                <text:p text:style-name="P5"><text:span text:style-name="T2">Questions &amp; Answ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Project Goal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In general: Development of a simple service for sentiment analysis</text:span></text:p>
              </text:list-item>
              <text:list-item>
                <text:p text:style-name="P5"><text:span text:style-name="T2">In particular: Sentiment analysis („general feeling“) of Yahoo Finance articles.</text:span></text:p>
              </text:list-item>
              <text:list-item>
                <text:p text:style-name="P5"><text:span text:style-name="T2">Sentiment analysis done with Crowdsourcing paradigm. Articles are difficult to rate by a machine, so we let Human workers do that job.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2 (or 3?) major task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Parsing articles by Yahoo finance and gather information about the mentioned companies and products</text:span></text:p>
              </text:list-item>
              <text:list-item>
                <text:p text:style-name="P5"><text:span text:style-name="T2">Implementing a REST Service querying the gathered knowledge base</text:span></text:p>
              </text:list-item>
              <text:list-item>
                <text:p text:style-name="P5"><text:span text:style-name="T2">And on this way: Implementing a basic crowdsourcing platform (REST Service / GUI) instead of using Mobileworks.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Technologies used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2">JavaScript and Node.j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ast setup and rapid prototyping</text:span></text:p>
                  </text:list-item>
                  <text:list-item>
                    <text:p text:style-name="P6"><text:span text:style-name="T4">Easy XML/HTML parsing (jQuery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We've chosen REST instead of SOAP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e‘re working with states and we‘re not executing service rout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QLite </text:span></text:p>
                <text:list>
                  <text:list-item>
                    <text:p text:style-name="P8"><text:span text:style-name="T5">Good for prototyping</text:span></text:p>
                  </text:list-item>
                  <text:list-item>
                    <text:p text:style-name="P8"><text:span text:style-name="T5">Due to ORM mapper easy to replace</text:span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7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Application Architecture</text:span></text:p>
          </draw:text-box>
        </draw:frame>
        <draw:custom-shape draw:name="Abgerundetes Rechteck 4" draw:style-name="gr3" draw:text-style-name="P2" draw:layer="layout" svg:width="4.392cm" svg:height="2.54cm" svg:x="1.64cm" svg:y="7.329cm">
          <text:p text:style-name="P9"><text:span text:style-name="T6">RSS Feed</text:span></text:p>
          <text:p text:style-name="P9"><text:span text:style-name="T6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5" draw:style-name="gr3" draw:text-style-name="P2" draw:layer="layout" svg:width="4.392cm" svg:height="2.54cm" svg:x="1.64cm" svg:y="10.107cm">
          <text:p text:style-name="P9"><text:span text:style-name="T6">Link/Website</text:span></text:p>
          <text:p text:style-name="P9"><text:span text:style-name="T6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Flussdiagramm: Magnetplattenspeicher 6" draw:style-name="gr3" draw:text-style-name="P2" xml:id="id1" draw:id="id1" draw:layer="layout" svg:width="3.916cm" svg:height="4.313cm" svg:x="8.202cm" svg:y="7.951cm">
          <text:p text:style-name="P9"><text:span text:style-name="T6">DB</text:span></text:p>
          <draw:enhanced-geometry svg:viewBox="0 0 1409700 1552575" draw:text-areas="?f14 ?f12 ?f17 ?f18" draw:glue-points="?f11 ?f12 ?f11 ?f13 ?f14 ?f15 ?f11 ?f16 ?f17 ?f15" draw:type="non-primitive" draw:enhanced-path="S M 0 258763 A ?f58 ?f59 ?f60 ?f61 0 258763 ?f55 ?f57 W ?f62 ?f63 ?f64 ?f65 0 258763 ?f55 ?f57 L 1409700 1293813 A ?f101 ?f102 ?f103 ?f104 1409700 1293813 ?f98 ?f100 W ?f105 ?f106 ?f107 ?f108 1409700 1293813 ?f98 ?f100 Z N F M 1409700 258763 A ?f101 ?f113 ?f103 ?f114 1409700 258763 ?f98 ?f112 W ?f105 ?f115 ?f107 ?f116 1409700 258763 ?f98 ?f112 N F M 0 258763 A ?f58 ?f59 ?f60 ?f61 0 258763 ?f55 ?f57 W ?f62 ?f63 ?f64 ?f65 0 258763 ?f55 ?f57 L 1409700 1293813 A ?f101 ?f102 ?f103 ?f104 1409700 1293813 ?f98 ?f100 W ?f105 ?f106 ?f107 ?f108 1409700 1293813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409700"/>
            <draw:equation draw:name="f10" draw:formula="?f6 / 1552575"/>
            <draw:equation draw:name="f11" draw:formula="704850 / ?f9"/>
            <draw:equation draw:name="f12" draw:formula="517525 / ?f10"/>
            <draw:equation draw:name="f13" draw:formula="0 / ?f10"/>
            <draw:equation draw:name="f14" draw:formula="0 / ?f9"/>
            <draw:equation draw:name="f15" draw:formula="776288 / ?f10"/>
            <draw:equation draw:name="f16" draw:formula="1552575 / ?f10"/>
            <draw:equation draw:name="f17" draw:formula="1409700 / ?f9"/>
            <draw:equation draw:name="f18" draw:formula="1293813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704850"/>
            <draw:equation draw:name="f30" draw:formula="sin(?f26)"/>
            <draw:equation draw:name="f31" draw:formula="0 - ?f30"/>
            <draw:equation draw:name="f32" draw:formula="?f31 * 258763"/>
            <draw:equation draw:name="f33" draw:formula="sqrt(?f29 * ?f29 + ?f32 * ?f32 + 0 * 0)"/>
            <draw:equation draw:name="f34" draw:formula="704850 * 25876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58763 - ?f37"/>
            <draw:equation draw:name="f39" draw:formula="?f36 - 704850"/>
            <draw:equation draw:name="f40" draw:formula="?f38 - 258763"/>
            <draw:equation draw:name="f41" draw:formula="?f36 + 704850"/>
            <draw:equation draw:name="f42" draw:formula="?f38 + 25876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704850"/>
            <draw:equation draw:name="f49" draw:formula="sin(?f45)"/>
            <draw:equation draw:name="f50" draw:formula="0 - ?f49"/>
            <draw:equation draw:name="f51" draw:formula="?f50 * 258763"/>
            <draw:equation draw:name="f52" draw:formula="sqrt(?f48 * ?f48 + ?f51 * ?f51 + 0 * 0)"/>
            <draw:equation draw:name="f53" draw:formula="704850 * 25876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58763, ?f40)"/>
            <draw:equation draw:name="f60" draw:formula="if(?f22, 0, ?f41)"/>
            <draw:equation draw:name="f61" draw:formula="if(?f22, 25876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704850"/>
            <draw:equation draw:name="f73" draw:formula="sin(?f69)"/>
            <draw:equation draw:name="f74" draw:formula="0 - ?f73"/>
            <draw:equation draw:name="f75" draw:formula="?f74 * 258763"/>
            <draw:equation draw:name="f76" draw:formula="sqrt(?f72 * ?f72 + ?f75 * ?f75 + 0 * 0)"/>
            <draw:equation draw:name="f77" draw:formula="704850 * 258763 / ?f76"/>
            <draw:equation draw:name="f78" draw:formula="?f74 * ?f77"/>
            <draw:equation draw:name="f79" draw:formula="1409700 - ?f78"/>
            <draw:equation draw:name="f80" draw:formula="?f71 * ?f77"/>
            <draw:equation draw:name="f81" draw:formula="1293813 - ?f80"/>
            <draw:equation draw:name="f82" draw:formula="?f79 - 704850"/>
            <draw:equation draw:name="f83" draw:formula="?f81 - 258763"/>
            <draw:equation draw:name="f84" draw:formula="?f79 + 704850"/>
            <draw:equation draw:name="f85" draw:formula="?f81 + 25876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704850"/>
            <draw:equation draw:name="f92" draw:formula="sin(?f88)"/>
            <draw:equation draw:name="f93" draw:formula="0 - ?f92"/>
            <draw:equation draw:name="f94" draw:formula="?f93 * 258763"/>
            <draw:equation draw:name="f95" draw:formula="sqrt(?f91 * ?f91 + ?f94 * ?f94 + 0 * 0)"/>
            <draw:equation draw:name="f96" draw:formula="704850 * 25876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409700, ?f82)"/>
            <draw:equation draw:name="f102" draw:formula="if(?f22, 1293813, ?f83)"/>
            <draw:equation draw:name="f103" draw:formula="if(?f22, 1409700, ?f84)"/>
            <draw:equation draw:name="f104" draw:formula="if(?f22, 1293813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58763 - ?f80"/>
            <draw:equation draw:name="f110" draw:formula="?f109 - 258763"/>
            <draw:equation draw:name="f111" draw:formula="?f109 + 258763"/>
            <draw:equation draw:name="f112" draw:formula="?f109 + ?f99"/>
            <draw:equation draw:name="f113" draw:formula="if(?f22, 258763, ?f110)"/>
            <draw:equation draw:name="f114" draw:formula="if(?f22, 25876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Gerade Verbindung mit Pfeil 8" draw:style-name="gr4" draw:layer="layout" draw:type="line" svg:x1="6.032cm" svg:y1="8.037cm" svg:x2="8.202cm" svg:y2="9.545cm" svg:d="m6032 8037 2170 1508" svg:viewBox="0 0 2171 1509">
          <text:p/>
        </draw:connector>
        <draw:connector draw:name="Gerade Verbindung mit Pfeil 11" draw:style-name="gr5" draw:layer="layout" draw:type="line" svg:x1="8.202cm" svg:y1="10.742cm" svg:x2="6.032cm" svg:y2="12.012cm" svg:d="m8202 10742-2170 1270" svg:viewBox="0 0 2171 1271">
          <text:p/>
        </draw:connector>
        <draw:custom-shape draw:name="Abgerundetes Rechteck 12" draw:style-name="gr3" draw:text-style-name="P2" xml:id="id2" draw:id="id2" draw:layer="layout" svg:width="4.392cm" svg:height="2.897cm" svg:x="1.64cm" svg:y="12.885cm">
          <text:p text:style-name="P9"><text:span text:style-name="T6">Sentiment</text:span></text:p>
          <text:p text:style-name="P9"><text:span text:style-name="T6">Analyz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13" draw:style-name="gr6" draw:layer="layout" draw:type="line" svg:x1="10.16cm" svg:y1="12.264cm" svg:x2="6.032cm" svg:y2="14.333cm" draw:start-shape="id1" draw:start-glue-point="2" draw:end-shape="id2" draw:end-glue-point="1" svg:d="m10160 12264-4128 2069" svg:viewBox="0 0 4129 2070">
          <text:p/>
        </draw:connector>
        <draw:custom-shape draw:name="Abgerundetes Rechteck 17" draw:style-name="gr3" draw:text-style-name="P2" xml:id="id3" draw:id="id3" draw:layer="layout" svg:width="4.763cm" svg:height="3.221cm" svg:x="14.076cm" svg:y="8.496cm">
          <text:p text:style-name="P9"><text:span text:style-name="T6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8" draw:style-name="gr7" draw:text-style-name="P2" xml:id="id4" draw:id="id4" draw:layer="layout" svg:width="4.763cm" svg:height="3.188cm" svg:x="14.076cm" svg:y="15.782cm">
          <text:p text:style-name="P9"><text:span text:style-name="T6">Crowd Sourcing</text:span></text:p>
          <text:p text:style-name="P9"><text:span text:style-name="T6">Plattform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0" draw:style-name="gr8" draw:layer="layout" draw:type="line" svg:x1="16.457cm" svg:y1="11.717cm" svg:x2="16.457cm" svg:y2="15.782cm" draw:start-shape="id3" draw:start-glue-point="2" draw:end-shape="id4" draw:end-glue-point="0" svg:d="m16457 11717v4065" svg:viewBox="0 0 1 4066">
          <text:p/>
        </draw:connector>
        <draw:connector draw:name="Gerade Verbindung mit Pfeil 21" draw:style-name="gr9" draw:layer="layout" draw:type="line" svg:x1="14.076cm" svg:y1="10.106cm" svg:x2="12.118cm" svg:y2="10.107cm" draw:start-shape="id3" draw:start-glue-point="3" draw:end-shape="id1" draw:end-glue-point="1" svg:d="m14076 10106-1958 1" svg:viewBox="0 0 1959 2">
          <text:p/>
        </draw:connector>
        <draw:custom-shape draw:name="Abgerundetes Rechteck 25" draw:style-name="gr3" draw:text-style-name="P2" xml:id="id5" draw:id="id5" draw:layer="layout" svg:width="4.763cm" svg:height="2.54cm" svg:x="14.076cm" svg:y="4.343cm">
          <text:p text:style-name="P9"><text:span text:style-name="T6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10" draw:layer="layout" draw:type="line" svg:x1="16.457cm" svg:y1="6.883cm" svg:x2="16.457cm" svg:y2="8.496cm" draw:start-shape="id5" draw:start-glue-point="2" draw:end-shape="id3" draw:end-glue-point="0" svg:d="m16457 6883v1613" svg:viewBox="0 0 1 1614">
          <text:p/>
        </draw:connector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Live Presentation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7" presentation:class="page"/>
          <draw:frame draw:name="Notizenplatzhalter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Questions &amp; Answers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1016" xlink:href="Pictures/1000000000000320000002581B42268A.png" xlink:type="simple" xlink:show="embed" xlink:actuate="onLoad"/>
    <draw:fill-image draw:name="a1066" xlink:href="Pictures/1000000000000320000002581B42268A.png" xlink:type="simple" xlink:show="embed" xlink:actuate="onLoad"/>
    <draw:fill-image draw:name="a1129" xlink:href="Pictures/1000000000000320000002581B42268A.png" xlink:type="simple" xlink:show="embed" xlink:actuate="onLoad"/>
    <draw:fill-image draw:name="a1151" xlink:href="Pictures/1000000000000320000002581B42268A.png" xlink:type="simple" xlink:show="embed" xlink:actuate="onLoad"/>
    <draw:fill-image draw:name="a1172" xlink:href="Pictures/1000000000000320000002581B42268A.png" xlink:type="simple" xlink:show="embed" xlink:actuate="onLoad"/>
    <draw:fill-image draw:name="a1196" xlink:href="Pictures/1000000000000320000002581B42268A.png" xlink:type="simple" xlink:show="embed" xlink:actuate="onLoad"/>
    <draw:fill-image draw:name="a1217" xlink:href="Pictures/1000000000000320000002581B42268A.png" xlink:type="simple" xlink:show="embed" xlink:actuate="onLoad"/>
    <draw:fill-image draw:name="a1300" xlink:href="Pictures/1000000000000320000002581B42268A.png" xlink:type="simple" xlink:show="embed" xlink:actuate="onLoad"/>
    <draw:fill-image draw:name="a1312" xlink:href="Pictures/1000000000000320000002581B42268A.png" xlink:type="simple" xlink:show="embed" xlink:actuate="onLoad"/>
    <draw:fill-image draw:name="a1379" xlink:href="Pictures/1000000000000320000002581B42268A.png" xlink:type="simple" xlink:show="embed" xlink:actuate="onLoad"/>
    <draw:fill-image draw:name="a552" xlink:href="Pictures/1000000000000320000002581B42268A.png" xlink:type="simple" xlink:show="embed" xlink:actuate="onLoad"/>
    <draw:fill-image draw:name="a600" xlink:href="Pictures/1000000000000320000002581B42268A.png" xlink:type="simple" xlink:show="embed" xlink:actuate="onLoad"/>
    <draw:fill-image draw:name="a637" xlink:href="Pictures/1000000000000320000002581B42268A.png" xlink:type="simple" xlink:show="embed" xlink:actuate="onLoad"/>
    <draw:fill-image draw:name="a686" xlink:href="Pictures/1000000000000320000002581B42268A.png" xlink:type="simple" xlink:show="embed" xlink:actuate="onLoad"/>
    <draw:fill-image draw:name="a723" xlink:href="Pictures/1000000000000320000002581B42268A.png" xlink:type="simple" xlink:show="embed" xlink:actuate="onLoad"/>
    <draw:fill-image draw:name="a788" xlink:href="Pictures/1000000000000320000002581B42268A.png" xlink:type="simple" xlink:show="embed" xlink:actuate="onLoad"/>
    <draw:fill-image draw:name="a861" xlink:href="Pictures/1000000000000320000002581B42268A.png" xlink:type="simple" xlink:show="embed" xlink:actuate="onLoad"/>
    <draw:fill-image draw:name="a894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76" xlink:href="Pictures/1000000000000320000002581B42268A.png" xlink:type="simple" xlink:show="embed" xlink:actuate="onLoad"/>
    <draw:marker draw:name="Arrow" svg:viewBox="0 0 20 30" svg:d="m10 0-10 30h20z"/>
    <draw:marker draw:name="a1336" svg:viewBox="0 0 20 30" svg:d="m10 0-10 30h20z"/>
    <draw:marker draw:name="a1338" svg:viewBox="0 0 20 30" svg:d="m10 0-10 30h20z"/>
    <draw:marker draw:name="a1339" svg:viewBox="0 0 20 30" svg:d="m10 0-10 30h20z"/>
    <draw:marker draw:name="a1347" svg:viewBox="0 0 20 30" svg:d="m10 0-10 30h20z"/>
    <draw:marker draw:name="a1348" svg:viewBox="0 0 20 30" svg:d="m10 0-10 30h20z"/>
    <draw:marker draw:name="a1360" svg:viewBox="0 0 20 30" svg:d="m10 0-10 30h20z"/>
    <draw:marker draw:name="a1361" svg:viewBox="0 0 20 30" svg:d="m10 0-10 30h20z"/>
    <draw:marker draw:name="a1363" svg:viewBox="0 0 20 30" svg:d="m10 0-10 30h20z"/>
    <draw:marker draw:name="a1364" svg:viewBox="0 0 20 30" svg:d="m10 0-10 30h20z"/>
    <draw:marker draw:name="a1370" svg:viewBox="0 0 20 30" svg:d="m10 0-10 30h20z"/>
    <draw:marker draw:name="a1371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lyt-rounded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 draw:auto-grow-height="false" draw:fit-to-size="shrink-to-fit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198a8a" style:text-line-through-style="none" style:text-position="0% 100%" fo:font-family="Albany" style:font-family-generic="roman" style:font-pitch="variable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Tahoma" style:font-pitch-complex="variable" style:font-size-complex="6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7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18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198a8a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21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Titelplatzhalter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Textplatzhalter 2" presentation:style-name="Mpr74" draw:text-style-name="MP3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yt-roundedrec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6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86" draw:text-style-name="MP3" draw:layer="backgroundobjects" svg:width="22.6cm" svg:height="13.859cm" svg:x="1.4cm" svg:y="4.914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8">Textmaster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98" draw:text-style-name="MP3" draw:layer="backgroundobjects" svg:width="11.09cm" svg:height="13.86cm" svg:x="1.398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09cm" svg:height="13.86cm" svg:x="12.912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4">Textmaster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34" draw:text-style-name="MP11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5cm" svg:height="17.934cm" svg:x="18.252cm" svg:y="0.838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40" draw:text-style-name="MP11" draw:layer="backgroundobjects" svg:width="16.827cm" svg:height="17.934cm" svg:x="1.001cm" svg:y="0.838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58f22d5-270d05a-e2abed1-ea17a85-9b5702</meta:generator>
    <dc:title>Advanced Internet Computing</dc:title>
    <meta:creation-date>2013-11-16T16:07:52Z</meta:creation-date>
    <dc:date>2013-11-27T19:22:31.60</dc:date>
    <meta:editing-cycles>11</meta:editing-cycles>
    <meta:editing-duration>P0D</meta:editing-duration>
    <meta:document-statistic meta:object-count="334"/>
  </office:meta>
</office:document-meta>
</file>